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 table:number-rows-repeated="104781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Aktion</text:p>
          </table:table-cell>
          <table:table-cell table:style-name="ce2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</table:table>
      <table:named-expressions/>
      <table:database-ranges>
        <table:database-range table:name="__Anonymous_Sheet_DB__0" table:target-range-address="Schreibhand.A1:Schreibhand.C74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9:17:39.77959040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2-02T19:18:27.721138371</dc:date>
    <meta:editing-cycles>457</meta:editing-cycles>
    <meta:editing-duration>PT20H12M57S</meta:editing-duration>
    <meta:document-statistic meta:table-count="2" meta:cell-count="1821" meta:object-count="0"/>
    <meta:user-defined meta:name="Info 1"/>
    <meta:user-defined meta:name="Info 2"/>
    <meta:user-defined meta:name="Info 3"/>
    <meta:user-defined meta:name="Info 4"/>
  </office:meta>
</office:document-meta>
</file>